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5in" fo:text-align="start" style:justify-single-word="false" style:text-autospace="none"/>
      <style:text-properties fo:font-size="16pt" style:font-size-asian="16pt" style:font-size-complex="16pt"/>
    </style:style>
    <style:style style:name="P2" style:family="paragraph" style:parent-style-name="Standard" style:list-style-name="">
      <style:paragraph-properties fo:margin-top="0in" fo:margin-bottom="0.278in" style:line-height-at-least="0.25in" style:text-autospace="none"/>
      <style:text-properties fo:color="#a4c272" style:font-name="TrebuchetMS" fo:font-size="18pt" fo:letter-spacing="0.028in" fo:font-weight="bold" style:letter-kerning="true" style:font-name-asian="TrebuchetMS" style:font-size-asian="18pt" style:font-weight-asian="bold" style:font-name-complex="TrebuchetMS" style:font-size-complex="18pt" style:font-weight-complex="bold"/>
    </style:style>
    <style:style style:name="P3" style:family="paragraph" style:parent-style-name="Standard" style:list-style-name="">
      <style:paragraph-properties fo:margin-left="0.028in" fo:margin-right="0.028in" fo:margin-top="0in" fo:margin-bottom="0.0835in" style:line-height-at-least="0.25in" fo:text-align="start" style:justify-single-word="false" fo:text-indent="0in" style:auto-text-indent="false" style:text-autospace="none"/>
      <style:text-properties fo:color="#2f2b22" style:font-name="ArialMT" fo:font-size="16pt" fo:letter-spacing="0.0138in" style:letter-kerning="true" style:font-name-asian="ArialMT" style:font-size-asian="16pt" style:font-name-complex="ArialMT" style:font-size-complex="16pt"/>
    </style:style>
    <style:style style:name="P4" style:family="paragraph" style:parent-style-name="Standard" style:list-style-name="">
      <style:paragraph-properties fo:margin-top="0in" fo:margin-bottom="0.2638in" style:line-height-at-least="0.25in" style:text-autospace="none"/>
      <style:text-properties fo:color="#2d3918" style:font-name="TrebuchetMS" fo:font-size="16pt" fo:letter-spacing="0.028in" style:letter-kerning="true" style:font-name-asian="TrebuchetMS" style:font-size-asian="16pt" style:font-name-complex="TrebuchetMS" style:font-size-complex="16pt"/>
    </style:style>
    <style:style style:name="T1" style:family="text">
      <style:text-properties fo:color="#2f2b22" style:font-name="ArialMT" fo:font-size="12pt" fo:letter-spacing="0.0138in" style:letter-kerning="true" style:font-name-asian="ArialMT" style:font-size-asian="12pt" style:font-name-complex="ArialMT" style:font-size-complex="12pt"/>
    </style:style>
    <style:style style:name="T2" style:family="text">
      <style:text-properties fo:color="#2f2b22" style:font-name="ArialMT" fo:letter-spacing="0.0138in" style:letter-kerning="true" style:font-name-asian="ArialMT" style:font-name-complex="ArialM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colate, Cherry and Oatmeal Bars</text:p>
      <text:p text:style-name="P3">3 1/2 cups rolled oats (quick cooking oats) </text:p>
      <text:p text:style-name="P3">1 cup all-purpose flour </text:p>
      <text:p text:style-name="P3">1 tsp. baking soda</text:p>
      <text:p text:style-name="P3">1/4 tsp. ground cinnamon </text:p>
      <text:p text:style-name="P3">1/3 cup brown sugar </text:p>
      <text:p text:style-name="P3">3/4 cup honey, divided </text:p>
      <text:p text:style-name="P3">1 tsp. vanilla extract </text:p>
      <text:p text:style-name="P3">2/3 cup unsalted butter, softened </text:p>
      <text:p text:style-name="P3">1/2 cup sliced almonds </text:p>
      <text:p text:style-name="P3">1/2 cup dried cherries, chopped </text:p>
      <text:p text:style-name="P3">1 cup semi-sweet chocolate morsels</text:p>
      <text:p text:style-name="P4">Directions</text:p>
      <text:p text:style-name="P3">Preheat oven to 325 degrees.</text:p>
      <text:p text:style-name="P3">In a large mixing bowl, combine oats, flour, baking soda, cinnamon and brown sugar and stir to combine. Add 1/2 cup honey, vanilla extract and butter and incorporate into dry mixture. Add remaining 1/4 cup honey. Add the sliced almonds, dried cherries and chocolate morsels and stir to incorporate.</text:p>
      <text:p text:style-name="P3">Line a 8-inch x 8-inch baking dish with parchment paper. Add mixture into prepared pan and firmly press into pan, using your hand or flat knife. Bake for 20-25 minutes or until golden brown on top. Let cool completely on cooling rack. Once cooled, cut into bars or bite-size pieces.</text:p>
      <text:p text:style-name="P3"/>
      <text:p text:style-name="P3">Enjoy!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6T20:48:28</meta:creation-date>
    <meta:document-statistic meta:table-count="0" meta:image-count="0" meta:object-count="0" meta:page-count="1" meta:paragraph-count="17" meta:word-count="162" meta:character-count="958"/>
    <dc:date>2011-08-06T20:54:55</dc:date>
    <dc:creator>Robert Houk</dc:creator>
    <meta:editing-duration>PT00H06M27S</meta:editing-duration>
    <meta:editing-cycles>1</meta:editing-cycles>
    <meta:generator>OpenOffice.org/3.2$Unix OpenOffice.org_project/320m18$Build-9502</meta:generator>
  </office:meta>
</office:document-meta>
</file>